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9000001759A3F777B57E0E178.png" manifest:media-type="image/png"/>
  <manifest:file-entry manifest:full-path="Pictures/1000020100000258000001903286950D8F14AE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5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079cm" svg:x="1cm" svg:y="1.001cm">
          <draw:image xlink:href="Pictures/1000020100000258000001903286950D8F14AE93.png" xlink:type="simple" xlink:show="embed" xlink:actuate="onLoad">
            <text:p/>
          </draw:image>
        </draw:frame>
        <draw:line draw:style-name="gr2" draw:text-style-name="P2" draw:layer="layout" svg:x1="1cm" svg:y1="6.08cm" svg:x2="15.224cm" svg:y2="6.08cm">
          <text:p/>
        </draw:line>
        <draw:line draw:style-name="gr2" draw:text-style-name="P2" draw:layer="layout" svg:x1="1cm" svg:y1="6.08cm" svg:x2="1cm" svg:y2="0.873cm">
          <text:p/>
        </draw:line>
        <draw:frame draw:style-name="gr3" draw:text-style-name="P3" draw:layer="layout" svg:width="3.393cm" svg:height="0.962cm" svg:x="0.909cm" svg:y="0.292cm">
          <draw:text-box>
            <text:p># commits</text:p>
          </draw:text-box>
        </draw:frame>
        <draw:frame draw:style-name="gr3" draw:text-style-name="P3" draw:layer="layout" svg:width="5.819cm" svg:height="0.962cm" svg:x="8.897cm" svg:y="6.207cm">
          <draw:text-box>
            <text:p>hours within month</text:p>
          </draw:text-box>
        </draw:frame>
        <draw:frame draw:style-name="gr3" draw:text-style-name="P3" draw:layer="layout" svg:width="1.806cm" svg:height="0.962cm" svg:x="5.699cm" svg:y="0.619cm">
          <draw:text-box>
            <text:p>DEV</text:p>
          </draw:text-box>
        </draw:frame>
        <draw:frame draw:style-name="gr4" draw:text-style-name="P3" draw:layer="layout" svg:width="1.56cm" svg:height="1.089cm" svg:x="9.255cm" svg:y="0.619cm">
          <draw:text-box>
            <text:p>HW</text:p>
          </draw:text-box>
        </draw:frame>
        <draw:frame draw:style-name="gr5" draw:text-style-name="P1" draw:layer="layout" svg:width="6.35cm" svg:height="4.546cm" svg:x="8.357cm" svg:y="1.292cm">
          <draw:image xlink:href="Pictures/1000000000000209000001759A3F777B57E0E17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2T10:07:25.550201994</meta:creation-date>
    <dc:date>2017-01-22T13:24:24.964111006</dc:date>
    <meta:editing-duration>PT4M47S</meta:editing-duration>
    <meta:editing-cycles>1</meta:editing-cycles>
    <meta:document-statistic meta:object-count="8"/>
    <meta:generator>LibreOffice/5.1.4.2$Linux_X86_64 LibreOffice_project/10m0$Build-2</meta:generator>
  </office:meta>
</office:document-meta>
</file>